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Formal Demand for Immediate, Coordinated, and Legally Compliant Intervention to Support Nicholas Ballard</text:h>
      <text:p>To: Ms. Nancy Dinolfo, Superintendent, Halton Catholic District School Board</text:p>
      <text:p>Cc: Ms. Helena Karabela (Trustee), Ms. Lafleur (SERT)</text:p>
      <text:p>From: Christine Ballard</text:p>
      <text:p>Subject: Formal Demand for Intervention to Support Nicholas Ballard</text:p>
      <text:p> </text:p>
      <text:p>Dear Ms. Dinolfo,</text:p>
      <text:p/>
      <text:p>I am writing formally on behalf of my family in continued effort to secure meaningful and lawful intervention regarding my son, Nicholas Ballard, currently a student at Our Lady of Peace Catholic Elementary School.</text:p>
      <text:p/>
      <text:p>This situation is now long past the point of casual referral or deferral to school-level management. Your most recent reply, which cites “privacy concerns” as justification for Board-level inaction, is not consistent with either my explicitly granted consent or your legal obligations under the Ontario Human Rights Code and Education Act. I respectfully request that we not use privacy language as a mechanism to avoid accountability, especially in a matter where student well-being, trauma, and potential harm are already substantiated and well-documented.</text:p>
      <text:p/>
      <text:p>Over the course of the past year, I have had multiple documented conversations with your staff, including SERT Ms. Lafleur, and have spent hours in dialogue with Trustee Helena Karabela. During one such call, which lasted over two hours, Ms. Karabela encouraged me to share detailed documentation—including Nicholas’s Individual Education Plan (IEP)—in support of a personalized intervention. The IEP, which was provided with my full consent, clearly states that Nicholas requires “reduced anxiety and sensory triggers,” “clear predictable routines,” and adult educators who are “trained and responsive to his neurodivergence.”</text:p>
      <text:p/>
      <text:p>The opposite has occurred.</text:p>
      <text:p/>
      <text:p>Despite being placed in a class with a teacher (Ms. Maciel) who openly describes herself as having untreated ADHD and who warns students about her upcoming “temper tantrums”, Nicholas has been left in that classroom—with no apparent mitigation strategy in place. Rather than de-escalation, he is encountering near-daily threats of escalation from the very person who is meant to provide safety and regulation. Ms. Maciel has also shown a pattern of misunderstanding neurodivergent behaviors as defiance or disrespect. These behaviors include verbal processing, emotional dysregulation, and Nicholas’s self-advocacy attempts. Her reactions have reinforced Nicholas’s sense of shame and vulnerability.</text:p>
      <text:p/>
      <text:p>In an email to the school team, I described Nicholas’s current state:</text:p>
      <text:p>“At this point Nicholas is so hypersensitive to every microscopic thing, as he should be, because he's been so overwhelmed and anxious for so long. He doesn't trust many of the adults in his life because they have misunderstood his intentions behind the things he says and does so consistently, that he may have come to fear interactions altogether. His default anxiety level may be bubbling below the surface ready to react explosively at the slightest hint of a threat to his autonomy. Living inside this experience is traumatic.”</text:p>
      <text:p/>
      <text:p>This trauma is not hypothetical. The term “trauma-informed” should mean something operational at HCDSB, particularly given your own Board’s commitment to safe schools. According to HCDSB’s own Code of Conduct and Standards of Behaviour, all school staff must “respect the dignity of all students,” and create an environment that is “inclusive and free from discrimination.” These duties are not discretionary—they are legal, professional, and moral imperatives.</text:p>
      <text:p/>
      <text:p>Moreover, the Ontario Human Rights Code prohibits discrimination based on disability and mandates accommodation to the point of undue hardship. The Education Act (Ontario) reinforces that boards must ensure students with exceptionalities receive appropriate programs and services. Nicholas’s experience to date—remaining in a classroom where he is routinely triggered by an educator who appears poorly supported and ill-equipped to manage his learning profile—is a failure to meet those statutory obligations.</text:p>
      <text:p/>
      <text:p>We are therefore requesting the immediate implementation of a formal, multi-party plan to support Nicholas as follows:</text:p>
      <text:p/>
      <text:p>Action Plan: Required Components</text:p>
      <text:p>1. Acknowledgement of the Board’s duty of care and the current failure to protect Nicholas.</text:p>
      <text:p>2. Reassignment to a classroom more suitable to Nicholas’s emotional and educational needs.</text:p>
      <text:p>3. Deployment of a trained EA to accompany Nicholas throughout his school day.</text:p>
      <text:p>4. Environmental review of the classroom with reference to Nicholas’s IEP.</text:p>
      <text:p>5. Creation of a supervision team for bi-weekly reviews of progress and compliance.</text:p>
      <text:p>6. Policy review regarding reassignment of vulnerable students facing distress.</text:p>
      <text:p/>
      <text:p>Escalation Timeline</text:p>
      <text:p>If this plan is not initiated or acknowledged within 5 business days, we will begin escalation, including:</text:p>
      <text:p>- Filing a formal complaint with the Ontario Human Rights Commission.</text:p>
      <text:p>- Contacting the Ontario College of Teachers regarding professional conduct.</text:p>
      <text:p>- Reporting to the Office of the Ombudsman for Ontario.</text:p>
      <text:p>- Considering legal action related to negligence and discrimination.</text:p>
      <text:p>- Initiating media and advocacy campaigns with parent-led networks.</text:p>
      <text:p/>
      <text:p>Please respond with your proposed next steps, ideally copied to all parties on this message, so that transparency and documentation are maintained.</text:p>
      <text:p/>
      <text:p>Respectfully,</text:p>
      <text:p>Christine Ballard</text:p>
      <text:p>on behalf of the Ballard famil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